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8278968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)</text:p>
              <text:list>
                <text:list-item>
                  <text:p text:style-name="P1">Testing: computers, inspection: humans</text:p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</text:p>
                  <text:list>
                    <text:list-item>
                      <text:p text:style-name="P1">May find up to 90% of all defects (Tyran &amp; George)</text:p>
                    </text:list-item>
                    <text:list-item>
                      <text:p text:style-name="P1">Find defects early in the process (Tyran &amp; George)</text:p>
                      <text:list>
                        <text:list-item>
                          <text:p text:style-name="P1">Less effort to fix</text:p>
                        </text:list-item>
                        <text:list-item>
                          <text:p text:style-name="P1">JPL estimates $25,00 savings per inspection</text:p>
                        </text:list-item>
                      </text:list>
                    </text:list-item>
                    <text:list-item>
                      <text:p text:style-name="P1">Educational for participants (Tyran &amp; George)</text:p>
                      <text:list>
                        <text:list-item>
                          <text:p text:style-name="P1">Reveals alternative solutions to problems a reviewer has solved in other ways (Trytten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; Iisakka &amp; Tervonen; Trytten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)</text:p>
                    </text:list-item>
                    <text:list-item>
                      <text:p text:style-name="P1">Dominant behavior, sidetracking, information overload, forgetting or neglecting to raise an idea (Tyran &amp; George)</text:p>
                    </text:list-item>
                    <text:list-item>
                      <text:p text:style-name="P1">Social loafing (people work less diligently when in a group): Unprepared reviewers frustrate authors (Trytten; Iisakka &amp; Tervonen)</text:p>
                    </text:list-item>
                  </text:list>
                </text:list-item>
                <text:list-item>
                  <text:p text:style-name="P1">Asynchronous inspections leave reviewers lacking feedback (Iisakka &amp; Tervonen)</text:p>
                </text:list-item>
                <text:list-item>
                  <text:p text:style-name="P1">Author may feel ownership over code (Iisakka &amp; Tervonen)</text:p>
                </text:list-item>
                <text:list-item>
                  <text:p text:style-name="P1">Power imbalance between reviewers → author—inherent with criticism (Iisakka &amp; Tervonen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<text:soft-page-break/>Changes in structure do not impact effectiveness (defect detection) (Porter, Siy, Mockus &amp; Votta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</text:list>
                    </text:list-item>
                  </text:list>
                </text:list-item>
                <text:list-item>
                  <text:p text:style-name="P1">Asynchronous (no meetings) are at least as effective as synchronous (meetings) (Perpich et. al.)</text:p>
                  <text:list>
                    <text:list-item>
                      <text:p text:style-name="P1">Contradicts early guidelines (e.g., Fagan)</text:p>
                    </text:list-item>
                    <text:list-item>
                      <text:p text:style-name="P1">Investigated inspection of new code and modification of existing code</text:p>
                    </text:list-item>
                    <text:list-item>
                      <text:p text:style-name="P1">Ameliorates schedule bottlenecks</text:p>
                      <text:list>
                        <text:list-item>
                          <text:p text:style-name="P1">Bottlenecks worse in large teams</text:p>
                        </text:list-item>
                        <text:list-item>
                          <text:p text:style-name="P1">Bottlenecks worse when geographical and temporal distance increases</text:p>
                          <text:list>
                            <text:list-item>
                              <text:p text:style-name="P1">Time differences between teams rules out synchrono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 disruption to existing workflow—critical</text:p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)</text:p>
                        </text:list-item>
                        <text:list-item>
                          <text:p text:style-name="P1">Some functional types of code may be more likely to contain more defects than others (e.g., parser v. symbol table in a compiler) (Porter, Siy, Mockus &amp; Votta)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Each programming phase requires different activities, so each action will benefit from specific skills (Devito Da Cunha &amp; Greathead)</text:p>
                    </text:list-item>
                    <text:list-item>
                      <text:p text:style-name="P1">10:1 difference in skills between programmers for certain tasks (Devito Da Cunha &amp; Greathead)</text:p>
                      <text:list>
                        <text:list-item>
                          <text:p text:style-name="P1">NT students (Meyers-Briggs) performed best on code review task</text:p>
                        </text:list-item>
                      </text:list>
                    </text:list-item>
                    <text:list-item>
                      <text:p text:style-name="P1">Changes here have more impact on effectiveness than changes in inspection structure (Porter, Siy, Mockus &amp; Votta)</text:p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 (Porter, Siy, Mockus &amp; Votta)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uthor</text:p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Checklists (Parnin, Görg, &amp; Nnadi)</text:p>
                    </text:list-item>
                    <text:list-item>
                      <text:p text:style-name="P1">Asynchronous intranet (Perpich et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roup support system technology as a mediating artifact in real-time meetings (Tyran &amp; George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Why theory?</text:p>
          <text:list>
            <text:list-item>
              <text:p text:style-name="P1">Design philosophy matters: organizations with strong UI design teams ship designs with radical usability differences (Norman, 2005; Norman, 2006)</text:p>
              <text:list>
                <text:list-item>
                  <text:p text:style-name="P1">“People Propose, Science Studies, Technology Conforms” (Norman, 1993, 253)</text:p>
                </text:list-item>
                <text:list-item>
                  <text:p text:style-name="P1">“None of this tools adapt to the people nonsense—people adapt to the tools” (Norman, 2005, 15)</text:p>
                </text:list-item>
                <text:list-item>
                  <text:p text:style-name="P1">Focus shift from people to activities</text:p>
                  <text:list>
                    <text:list-item>
                      <text:p text:style-name="P1">Shift in the mindset of the designer (theoretical bias) (Norman, 2005)</text:p>
                    </text:list-item>
                  </text:list>
                </text:list-item>
              </text:list>
            </text:list-item>
            <text:list-item>
              <text:p text:style-name="P1">Cognitive science not sufficient as a scientific basis for HCI</text:p>
              <text:list>
                <text:list-item>
                  <text:p text:style-name="P1">Has not proven useful for practical design (Bannon, 1991)</text:p>
                  <text:list>
                    <text:list-item>
                      <text:p text:style-name="P1">No set of principles, little attention to the process of design</text:p>
                    </text:list-item>
                    <text:list-item>
                      <text:p text:style-name="P1">Organizations with strong UI design teams ship designs with radical usability differences (Norman, 2006)</text:p>
                    </text:list-item>
                  </text:list>
                </text:list-item>
                <text:list-item>
                  <text:p text:style-name="P1">Model human processor-style computational models are limiting</text:p>
                  <text:list>
                    <text:list-item>
                      <text:p text:style-name="P1">When users experience an inconsistency in their mental model, such as a word processor not indenting a headline properly, they do not attempt to fix the model by understanding why (Goguen &amp; Linde, 1993)</text:p>
                    </text:list-item>
                    <text:list-item>
                      <text:p text:style-name="P1">Terms used give insight into the perceived reality of a work domain (HCI) (Bannon, 1991)</text:p>
                      <text:list>
                        <text:list-item>
                          <text:p text:style-name="P1">“Human factors” reduces people to units of analysis equal to other components of the system</text:p>
                          <text:list>
                            <text:list-item>
                              <text:p text:style-name="P1">Attention span, memory, processing speed</text:p>
                            </text:list-item>
                          </text:list>
                        </text:list-item>
                        <text:list-item>
                          <text:p text:style-name="P1">“Users” neglects that people may be participating in work that reaches beyond use of the system—user suggests too narrow a view</text:p>
                          <text:list>
                            <text:list-item>
                              <text:p text:style-name="P1">Ethnomethodology suggests social order is an ongoing creation of the participants (Goguen &amp; Linde, 1993)</text:p>
                            </text:list-item>
                          </text:list>
                        </text:list-item>
                        <text:list-item>
                          <text:p text:style-name="P1">“Human actors” returns agency to the person using the system</text:p>
                        </text:list-item>
                      </text:list>
                    </text:list-item>
                  </text:list>
                </text:list-item>
                <text:list-item>
                  <text:p text:style-name="P1">Ignores groups (Bannon, 1991)</text:p>
                </text:list-item>
                <text:list-item>
                  <text:p text:style-name="P1">Ignores development from novice to intermediate to expert (Bannon, 1991)</text:p>
                </text:list-item>
              </text:list>
            </text:list-item>
          </text:list>
        </text:list-item>
        <text:list-item>
          <text:p text:style-name="P1"><text:soft-page-break/>Activity theory</text:p>
          <text:list>
            <text:list-item>
              <text:p text:style-name="P1">Activity—the central (“cell”) idea</text:p>
              <text:list>
                <text:list-item>
                  <text:p text:style-name="P1">Elaborated by multiple perspectives, such as ethnomethodology, pragmatism, and systems theory. (Engeström, 1999)</text:p>
                </text:list-item>
                <text:list-item>
                  <text:p text:style-name="P1">Principles (Engeström, 1999; Kaptelinin, Nardi, &amp; Macaulay, 1999)</text:p>
                  <text:list>
                    <text:list-item>
                      <text:p text:style-name="P1">Object-oriented</text:p>
                      <text:list>
                        <text:list-item>
                          <text:p text:style-name="P1">Account for socially distributed and collective, artifact-mediated and cultural aspects of behavior (Engeström, 1999)</text:p>
                        </text:list-item>
                        <text:list-item>
                          <text:p text:style-name="P1">Also addresses longitudinal time (Engeström, 1999)</text:p>
                        </text:list-item>
                        <text:list-item>
                          <text:p text:style-name="P1">Object is anything that can be shared for manipulation and transformation by participants (Kuutti, 1996<text:span text:style-name="T2">)</text:span></text:p>
                        </text:list-item>
                      </text:list>
                    </text:list-item>
                    <text:list-item>
                      <text:p text:style-name="P1">Hierarchical structure (Engeström, 1999)</text:p>
                      <text:list>
                        <text:list-item>
                          <text:p text:style-name="P1">Activity → motive: fulfill a need or desire, conscious or unconscious</text:p>
                          <text:list>
                            <text:list-item>
                              <text:p text:style-name="P1">No higher-level objective</text:p>
                            </text:list-item>
                          </text:list>
                        </text:list-item>
                        <text:list-item>
                          <text:p text:style-name="P1">Actions → goals: conscious</text:p>
                        </text:list-item>
                        <text:list-item>
                          <text:p text:style-name="P1">Operations → conditions: unconscious</text:p>
                          <text:list>
                            <text:list-item>
                              <text:p text:style-name="P1">In cognitive science, this is reflective vs. experiential cognition (Norman, 1993)</text:p>
                            </text:list-item>
                          </text:list>
                        </text:list-item>
                        <text:list-item>
                          <text:p text:style-name="P1">Transformations between levels (Engeström, 1999)</text:p>
                        </text:list-item>
                      </text:list>
                    </text:list-item>
                    <text:list-item>
                      <text:p text:style-name="P1">Internalization and externalization</text:p>
                      <text:list>
                        <text:list-item>
                          <text:p text:style-name="P1">Moving activity into and out of the mind</text:p>
                        </text:list-item>
                        <text:list-item>
                          <text:p text:style-name="P1">Externalization is related to creation of new artifacts to facilitate performance—search for solutions (Engeström, 1999)</text:p>
                        </text:list-item>
                      </text:list>
                    </text:list-item>
                    <text:list-item>
                      <text:p text:style-name="P1">Mediation by tools and signs</text:p>
                      <text:list>
                        <text:list-item>
                          <text:p text:style-name="P1">Mediation of communication by signs (Vygotsky) (Engeström, 1999)</text:p>
                        </text:list-item>
                        <text:list-item>
                          <text:p text:style-name="P1">Mediation of activity by tools (Leont'ev) (Engeström, 1999)</text:p>
                        </text:list-item>
                        <text:list-item>
                          <text:p text:style-name="P1">Tools shape the way humans interact with reality (Kaptelinin, Nardi, &amp; Macaulay, 1999) —how culture becomes part of individual psyche (Hyysalo, 2005)</text:p>
                        </text:list-item>
                        <text:list-item>
                          <text:p text:style-name="P1">Tools reflect the experience of other people (Kaptelinin, Nardi, &amp; Macaulay, 1999)</text:p>
                          <text:list>
                            <text:list-item>
                              <text:p text:style-name="P1">Structure of tool (lots of code review research)</text:p>
                            </text:list-item>
                            <text:list-item>
                              <text:p text:style-name="P1">Knowledge of how the tool is used</text:p>
                            </text:list-item>
                          </text:list>
                        </text:list-item>
                        <text:list-item>
                          <text:p text:style-name="P1">Mediating artifact hierarchy (Engeström, described in Collins, Shukla, &amp; Redmiles, 2002)</text:p>
                          <text:list>
                            <text:list-item>
                              <text:p text:style-name="P1">“What” artifacts: means of achieving the object</text:p>
                            </text:list-item>
                            <text:list-item>
                              <text:p text:style-name="P1">“How” artifacts: understanding how to achieve the object</text:p>
                            </text:list-item>
                            <text:list-item>
                              <text:p text:style-name="P1">“Why” artifacts: motivates achievement of the object</text:p>
                            </text:list-item>
                            <text:list-item>
                              <text:p text:style-name="P1">“Where-to” artifacts: motivates evolution of the activity syste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velopment</text:p>
                    </text:list-item>
                    <text:list-item>
                      <text:p text:style-name="P1">Historicity—”cultural-historical activity theory” (Engeström, 1999)</text:p>
                      <text:list>
                        <text:list-item>
                          <text:p text:style-name="P1">Mostly neglected: unless the unit of analysis is culture or society (collective activity system v. individually constructed activity), history is not manageable as a part of analysis</text:p>
                        </text:list-item>
                        <text:list-item>
                          <text:p text:style-name="P1">Identification of past cycles (Engeström, 1999)</text:p>
                        </text:list-item>
                      </text:list>
                    </text:list-item>
                  </text:list>
                </text:list-item>
                <text:list-item>
                  <text:p text:style-name="P1">Structure of action (Engeström, 1999; Turner, Turner, &amp; Horton, 1999)</text:p>
                  <text:list>
                    <text:list-item>
                      <text:p text:style-name="P1">Presented by Vygotsky as a model of mediated action, later used as a model of mediated activity (Engeström, 1999)</text:p>
                    </text:list-item>
                    <text:list-item>
                      <text:p text:style-name="P1">Subject</text:p>
                    </text:list-item>
                    <text:list-item>
                      <text:p text:style-name="P1"><text:soft-page-break/>Object (objectified motive: motive applied to the thing or person)</text:p>
                      <text:list>
                        <text:list-item>
                          <text:p text:style-name="P1">Continuous, collective</text:p>
                        </text:list-item>
                        <text:list-item>
                          <text:p text:style-name="P1">Things or people (Kaptelinin, Nardi, &amp; Macaulay, 1999)</text:p>
                        </text:list-item>
                        <text:list-item>
                          <text:p text:style-name="P1">Objectively exists in the world (Kaptelinin, Nardi, &amp; Macaulay, 1999)</text:p>
                        </text:list-item>
                        <text:list-item>
                          <text:p text:style-name="P1">Connects needs, motives, and outcomes—needs become motives directed at an (imaginary or real) object which becomes something to alleviate the need (Hyysalo, 2005)</text:p>
                          <text:list>
                            <text:list-item>
                              <text:p text:style-name="P1">Only the object can fulfill the nee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Mediating tools and concepts</text:p>
                    </text:list-item>
                  </text:list>
                </text:list-item>
                <text:list-item>
                  <text:p text:style-name="P1">Changes to activity are caused by contradictions (Engeström via Turner, Turner, &amp; Horton, 1999)</text:p>
                  <text:list>
                    <text:list-item>
                      <text:p text:style-name="P1">Primary: within a node of activity (subject, object, etc.)</text:p>
                    </text:list-item>
                    <text:list-item>
                      <text:p text:style-name="P1">Secondary: between two nodes of activity (subject ↔ object)</text:p>
                    </text:list-item>
                    <text:list-item>
                      <text:p text:style-name="P1">Tertiary: between an activity and a new culturally more advanced activity—changes that resolve the contradiction become visible to the subject</text:p>
                    </text:list-item>
                    <text:list-item>
                      <text:p text:style-name="P1">Quaternary: between two different activities</text:p>
                    </text:list-item>
                  </text:list>
                </text:list-item>
                <text:list-item>
                  <text:p text:style-name="P1">Collective systems of activity (Engeström, 1999)</text:p>
                  <text:list>
                    <text:list-item>
                      <text:p text:style-name="P1">Subject moves from individual to social group</text:p>
                    </text:list-item>
                    <text:list-item>
                      <text:p text:style-name="P1">Object → outcome moves from momentary and situational to historical and broadly contextual</text:p>
                    </text:list-item>
                    <text:list-item>
                      <text:p text:style-name="P1">Identify contradictions along the lines</text:p>
                    </text:list-item>
                  </text:list>
                </text:list-item>
              </text:list>
            </text:list-item>
            <text:list-item>
              <text:p text:style-name="P1">What role does theory play? Activity theory 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  <text:list-item>
                      <text:p text:style-name="P1">As a tool for requirements engineering (Collins, Shukla, &amp; Redmiles, 2002)</text:p>
                      <text:list>
                        <text:list-item>
                          <text:p text:style-name="P1">Value</text:p>
                          <text:list>
                            <text:list-item>
                              <text:p text:style-name="P1">Efficient way to structure and model interview data</text:p>
                            </text:list-item>
                            <text:list-item>
                              <text:p text:style-name="P1">Contradictions helped uncover requirements</text:p>
                            </text:list-item>
                            <text:list-item>
                              <text:p text:style-name="P1">Analysis focused software purchasing proposals</text:p>
                            </text:list-item>
                            <text:list-item>
                              <text:p text:style-name="P1">Process improvements: increased awareness of work processes, increased collaboration</text:p>
                            </text:list-item>
                            <text:list-item>
                              <text:p text:style-name="P1">Identified design requirements</text:p>
                            </text:list-item>
                          </text:list>
                        </text:list-item>
                        <text:list-item>
                          <text:p text:style-name="P1">Challenges</text:p>
                        </text:list-item>
                      </text:list>
                    </text:list-item>
                    <text:list-item>
                      <text:p text:style-name="P1">Use of activity theory terminology <text:s/>system model with participants</text:p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<text:soft-page-break/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  <text:list-item>
                  <text:p text:style-name="P1">Design projects can fall in between actions and activities—span time and collective work (Hyysalo, 2005)</text:p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Activity theory and software development environments (Barthelmess &amp; Anderson, 2002)</text:p>
              <text:list>
                <text:list-item>
                  <text:p text:style-name="P1">Programming is primarily personal, software development is primary team-oriented.</text:p>
                </text:list-item>
                <text:list-item>
                  <text:p text:style-name="P1">Software development is motivated by the object of an evolving software system.</text:p>
                </text:list-item>
                <text:list-item>
                  <text:p text:style-name="P1">Effort to create the correct tools, rules, and division of labor</text:p>
                </text:list-item>
                <text:list-item>
                  <text:p text:style-name="P1">Process-centered software development environment</text:p>
                  <text:list>
                    <text:list-item>
                      <text:p text:style-name="P1">Explicitly incorporates rules, division of labor</text:p>
                    </text:list-item>
                  </text:list>
                </text:list-item>
                <text:list-item>
                  <text:p text:style-name="P1">Challenges</text:p>
                  <text:list>
                    <text:list-item>
                      <text:p text:style-name="P1">Number of communication channels increases faster than number of community members</text:p>
                    </text:list-item>
                    <text:list-item>
                      <text:p text:style-name="P1">Aligning community toward a common object</text:p>
                    </text:list-item>
                  </text:list>
                </text:list-item>
              </text:list>
            </text:list-item>
            <text:list-item>
              <text:p text:style-name="P1">Historicity</text:p>
              <text:list>
                <text:list-item>
                  <text:p text:style-name="P1">Expansive cycles—new forms of social structures based on some preceding one (Engeström, 1999)</text:p>
                </text:list-item>
                <text:list-item>
                  <text:p text:style-name="P1">Emergence of new social structure is volatile—reconciliation of contradictions, internalization of new ideas, externalization of new model as it forms</text:p>
                  <text:list>
                    <text:list-item>
                      <text:p text:style-name="P1">Agile (Beck, 2004)</text:p>
                      <text:list>
                        <text:list-item>
                          <text:p text:style-name="P1">Contradictions</text:p>
                          <text:list>
                            <text:list-item>
                              <text:p text:style-name="P1">Big design up front to “design always” (Beck, 2004, 105)</text:p>
                            </text:list-item>
                            <text:list-item>
                              <text:p text:style-name="P1">Pair programming is more effective than individual programming</text:p>
                            </text:list-item>
                          </text:list>
                        </text:list-item>
                        <text:list-item>
                          <text:p text:style-name="P1">Agile &amp; interaction design (*****)</text:p>
                        </text:list-item>
                      </text:list>
                    </text:list-item>
                    <text:list-item>
                      <text:p text:style-name="P1">Open source (*****)</text:p>
                    </text:list-item>
                  </text:list>
                </text:list-item>
                <text:list-item>
                  <text:p text:style-name="P1">Historical evolution of code review</text:p>
                </text:list-item>
              </text:list>
            </text:list-item>
            <text:list-item>
              <text:p text:style-name="P1">Hypothesis</text:p>
              <text:list>
                <text:list-item>
                  <text:p text:style-name="P1">Code review <text:span text:style-name="T1">is a mediating artifact</text:span></text:p>
                </text:list-item>
                <text:list-item>
                  <text:p text:style-name="P1">Programmer is a subject</text:p>
                </text:list-item>
                <text:list-item>
                  <text:p text:style-name="P1">Code is an object</text:p>
                </text:list-item>
                <text:list-item>
                  <text:p text:style-name="P1">Externalization: in-the-head identification of a defect must somehow be transformed to an external representation</text:p>
                </text:list-item>
              </text:list>
            </text:list-item>
            <text:list-item>
              <text:p text:style-name="P1">Experimental design</text:p>
              <text:list>
                <text:list-item>
                  <text:p text:style-name="P1">Similar to process used in (Collins, Shukla, &amp; Redmiles, 2002): interviews, activity system analysis → requirements</text:p>
                  <text:list>
                    <text:list-item>
                      <text:p text:style-name="P1">Common terminology → ontology of shared concepts</text:p>
                    </text:list-item>
                  </text:list>
                </text:list-item>
                <text:list-item>
                  <text:p text:style-name="P1">Contextual inquiry (Beyer &amp; Holtzblatt, 1998) + activity checklist (Kaptelinin ,Nardi, &amp; Macaulay 1999) + contradictions (Turner, Turner, &amp; Horton, 1999)</text:p>
                  <text:list>
                    <text:list-item>
                      <text:p text:style-name="P1">Externalize unarticulated knowledge, “hidden work structure” (e. g., operations or objects)</text:p>
                    </text:list-item>
                    <text:list-item>
                      <text:p text:style-name="P1">Principles: refine the basic apprenticeship model for research purposes</text:p>
                      <text:list>
                        <text:list-item>
                          <text:p text:style-name="P1">Context</text:p>
                          <text:list>
                            <text:list-item>
                              <text:p text:style-name="P1">Ongoing experience and concrete data over summary experience and abstract <text:soft-page-break/>data</text:p>
                            </text:list-item>
                            <text:list-item>
                              <text:p text:style-name="P1">Go to the participant</text:p>
                            </text:list-item>
                            <text:list-item>
                              <text:p text:style-name="P1">“People know how to do many things they can't describe” (Goguen &amp; Linde, 1993, 155)</text:p>
                            </text:list-item>
                          </text:list>
                        </text:list-item>
                        <text:list-item>
                          <text:p text:style-name="P1">Partnership</text:p>
                          <text:list>
                            <text:list-item>
                              <text:p text:style-name="P1">Get participant and interviewer watching and discussing work practice</text:p>
                            </text:list-item>
                            <text:list-item>
                              <text:p text:style-name="P1">Introduce design ideas immediately</text:p>
                            </text:list-item>
                          </text:list>
                        </text:list-item>
                        <text:list-item>
                          <text:p text:style-name="P1">Interpretation (with the participant)</text:p>
                          <text:list>
                            <text:list-item>
                              <text:p text:style-name="P1">Facts alone do not allow for design decisions</text:p>
                              <text:list>
                                <text:list-item>
                                  <text:p text:style-name="P1">Fact → hypothesis → implication → design idea</text:p>
                                </text:list-item>
                              </text:list>
                            </text:list-item>
                            <text:list-item>
                              <text:p text:style-name="P1">Check interpretations with the participant</text:p>
                            </text:list-item>
                            <text:list-item>
                              <text:p text:style-name="P1">State interpretations instead of asking open-ended questions</text:p>
                            </text:list-item>
                            <text:list-item>
                              <text:p text:style-name="P1">Ethnomethodology (Goguen &amp; Linde, 1993)</text:p>
                              <text:list>
                                <text:list-item>
                                  <text:p text:style-name="P1">Social order is an ongoing creation of the participants</text:p>
                                </text:list-item>
                                <text:list-item>
                                  <text:p text:style-name="P1">Do not come to the data with a predetermined coding scheme</text:p>
                                </text:list-item>
                                <text:list-item>
                                  <text:p text:style-name="P1">Investigators use the same sense-making activities as participants; which suggests a model similar to apprenticeship</text:p>
                                </text:list-item>
                              </text:list>
                            </text:list-item>
                            <text:list-item>
                              <text:p text:style-name="P1">Breakdowns/contradictions</text:p>
                              <text:list>
                                <text:list-item>
                                  <text:p text:style-name="P1">Between activity systems (quaternary)</text:p>
                                </text:list-item>
                                <text:list-item>
                                  <text:p text:style-name="P1">Between nodes of the activity system (secondary)</text:p>
                                </text:list-item>
                                <text:list-item>
                                  <text:p text:style-name="P1">Within nodes of the activity system (primary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cus</text:p>
                          <text:list>
                            <text:list-item>
                              <text:p text:style-name="P1">Defines the interviewer's point-of-view</text:p>
                            </text:list-item>
                            <text:list-item>
                              <text:p text:style-name="P1">Set deliberately to guide the interview</text:p>
                            </text:list-item>
                            <text:list-item>
                              <text:p text:style-name="P1">Assume every action and operation has a goal</text:p>
                            </text:list-item>
                            <text:list-item>
                              <text:p text:style-name="P1">Assume everything is new to you</text:p>
                            </text:list-item>
                            <text:list-item>
                              <text:p text:style-name="P1">Admit your ignor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textual interview</text:p>
                      <text:list>
                        <text:list-item>
                          <text:p text:style-name="P1">Field interviewing method</text:p>
                        </text:list-item>
                        <text:list-item>
                          <text:p text:style-name="P1">10-20 individuals with varying roles in depth</text:p>
                        </text:list-item>
                        <text:list-item>
                          <text:p text:style-name="P1">2-3 hours</text:p>
                        </text:list-item>
                        <text:list-item>
                          <text:p text:style-name="P1">Use artifacts to discuss work over time (retrospective account)</text:p>
                          <text:list>
                            <text:list-item>
                              <text:p text:style-name="P1">Listen for steps that were left out</text:p>
                            </text:list-item>
                          </text:list>
                        </text:list-item>
                        <text:list-item>
                          <text:p text:style-name="P1">Craftsman/apprentice model: participant does work and talks about it while working</text:p>
                          <text:list>
                            <text:list-item>
                              <text:p text:style-name="P1">Artifacts at hand</text:p>
                              <text:list>
                                <text:list-item>
                                  <text:p text:style-name="P1">Trigger conversations about specific past events</text:p>
                                  <text:list>
                                    <text:list-item>
                                      <text:p text:style-name="P1">May ask participant to do it again, when appropriat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rces discussion away from generalities</text:p>
                            </text:list-item>
                            <text:list-item>
                              <text:p text:style-name="P1">Externalizes actions, makes operations conscio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5T19:59:43</dc:date>
    <dc:creator>Randy Souza</dc:creator>
    <meta:editing-duration>PT64H44M08S</meta:editing-duration>
    <meta:editing-cycles>298</meta:editing-cycles>
    <meta:generator>OpenOffice.org/3.2$Linux OpenOffice.org_project/320m12$Build-9483</meta:generator>
    <meta:document-statistic meta:table-count="0" meta:image-count="0" meta:object-count="0" meta:page-count="7" meta:paragraph-count="263" meta:word-count="2271" meta:character-count="14334"/>
  </office:meta>
</office:document-meta>
</file>